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alibri Light" fo:font-size="12pt" fo:font-weight="bold" style:font-size-asian="12pt" style:font-weight-asian="bold" style:font-name-complex="Calibri Light1" style:font-size-complex="12pt"/>
    </style:style>
    <style:style style:name="P3" style:family="paragraph" style:parent-style-name="Standard">
      <style:paragraph-properties fo:margin-left="1.249cm" fo:text-indent="0cm" style:auto-text-indent="false"/>
      <style:text-properties style:font-name="Calibri Light" fo:font-size="9pt" fo:font-style="italic" fo:font-weight="normal" officeooo:paragraph-rsid="000ba817" style:font-size-asian="9pt" style:font-style-asian="italic" style:font-weight-asian="normal" style:font-name-complex="Calibri Light1" style:font-size-complex="9pt" style:font-style-complex="italic" style:font-weight-complex="normal"/>
    </style:style>
    <style:style style:name="P4" style:family="paragraph" style:parent-style-name="Standard">
      <style:paragraph-properties fo:margin-left="1.249cm" fo:text-indent="0cm" style:auto-text-indent="false"/>
    </style:style>
    <style:style style:name="T1" style:family="text">
      <style:text-properties style:font-name="Calibri Light" fo:font-size="12pt" fo:font-weight="bold" style:font-size-asian="12pt" style:font-weight-asian="bold" style:font-name-complex="Calibri Light1" style:font-size-complex="12pt"/>
    </style:style>
    <style:style style:name="T2" style:family="text">
      <style:text-properties style:font-name="Calibri Light" fo:font-size="12pt" style:font-size-asian="12pt" style:font-name-complex="Calibri Light1" style:font-size-complex="12pt"/>
    </style:style>
    <style:style style:name="T3" style:family="text">
      <style:text-properties style:font-name="Calibri Light" fo:font-size="12pt" fo:font-weight="normal" style:font-size-asian="12pt" style:font-weight-asian="normal" style:font-name-complex="Calibri Light1" style:font-size-complex="12pt" style:font-weight-complex="normal"/>
    </style:style>
    <style:style style:name="T4" style:family="text">
      <style:text-properties style:font-name="Calibri Light" fo:font-size="12pt" fo:font-weight="normal" officeooo:rsid="000a353c" style:font-size-asian="12pt" style:font-weight-asian="normal" style:font-name-complex="Calibri Light1" style:font-size-complex="12pt" style:font-weight-complex="normal"/>
    </style:style>
    <style:style style:name="T5" style:family="text">
      <style:text-properties style:use-window-font-color="true" loext:opacity="0%" style:font-name="Calibri Light" fo:font-size="12pt" fo:language="es" fo:country="ES" style:letter-kerning="false" style:font-name-asian="Calibri1" style:font-size-asian="12pt" style:language-asian="en" style:country-asian="US" style:font-name-complex="Calibri Light1" style:font-size-complex="12pt" style:language-complex="ar" style:country-complex="SA"/>
    </style:style>
    <style:style style:name="T6" style:family="text">
      <style:text-properties style:use-window-font-color="true" loext:opacity="0%" style:font-name="Calibri Light" fo:font-size="12pt" fo:language="es" fo:country="ES" fo:font-weight="normal" style:letter-kerning="false" style:font-name-asian="Calibri1" style:font-size-asian="12pt" style:language-asian="en" style:country-asian="US" style:font-weight-asian="normal" style:font-name-complex="Calibri Light1" style:font-size-complex="12pt" style:language-complex="ar" style:country-complex="SA" style:font-weight-complex="normal"/>
    </style:style>
    <style:style style:name="T7" style:family="text">
      <style:text-properties fo:color="#b2b2b2" loext:opacity="100%" style:font-name="Calibri Light" fo:font-size="10pt" fo:font-weight="bold" style:font-size-asian="10pt" style:font-weight-asian="bold" style:font-name-complex="Calibri Light1" style:font-size-complex="10pt"/>
    </style:style>
    <style:style style:name="T8" style:family="text">
      <style:text-properties fo:color="#b2b2b2" loext:opacity="100%" style:font-name="Calibri Light" fo:font-size="10pt" fo:language="es" fo:country="ES" fo:font-weight="bold" style:letter-kerning="false" style:font-name-asian="Calibri1" style:font-size-asian="10pt" style:language-asian="en" style:country-asian="US" style:font-weight-asian="bold" style:font-name-complex="Calibri Light1" style:font-size-complex="10pt" style:language-complex="ar" style:country-complex="S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Ejercicios MySQL</text:span><text:span text:style-name="T1"/></text:p>
      <text:p text:style-name="Standard" loext:marker-style-name="T2"><text:span text:style-name="T2">Realiza los siguientes ejercicios prácticos en Mysql Workbench a partir de la base de datos </text:span><text:span text:style-name="T5">LA_LIGA</text:span><text:span text:style-name="T2">.</text:span></text:p>
      <text:p text:style-name="P2" loext:marker-style-name="T1"/>
      <text:p text:style-name="P4" loext:marker-style-name="T1"><text:span text:style-name="T7">create database </text:span><text:span text:style-name="T8">LA_LIGA</text:span><text:span text:style-name="T7">;<text:line-break/><text:line-break/>use </text:span><text:span text:style-name="T8">LA_LIGA</text:span><text:span text:style-name="T7">;<text:line-break/><text:line-break/>create table EQUIPO(<text:line-break/><text:tab/><text:tab/>ID int not null,<text:line-break/><text:tab/><text:tab/>Nombre varchar(12), <text:line-break/><text:tab/><text:tab/>Edad_media decimal(2,0),<text:line-break/> <text:s text:c="3"/><text:tab/><text:tab/>Color enum ('Unicolor','Multicolor'), <text:line-break/><text:tab/><text:tab/>primary key(ID)<text:line-break/><text:tab/>);<text:line-break/> <text:s text:c="3"/><text:line-break/>create table JUGADOR(<text:line-break/><text:tab/><text:tab/>DNI varchar(9) not null,<text:line-break/><text:tab/><text:tab/>Nombre varchar(12), <text:line-break/><text:tab/><text:tab/>Altura decimal(3,2),<text:line-break/> <text:s text:c="7"/><text:tab/><text:tab/>Fecha_nac DATE,<text:line-break/> <text:s text:c="7"/><text:tab/><text:tab/>Hora_nac TIME,<text:line-break/><text:tab/><text:tab/>primary key(DNI)<text:line-break/> <text:s text:c="4"/>); </text:span></text:p>
      <text:p text:style-name="P2" loext:marker-style-name="T1"/>
      <text:p text:style-name="Standard" loext:marker-style-name="T1"><text:span text:style-name="T1">Ejercicio 1.- </text:span><text:span text:style-name="T3">Añade una nueva columna “Equipo” en la tabla JUGADOR</text:span></text:p>
      <text:p text:style-name="Standard" loext:marker-style-name="T1"><text:span text:style-name="T1">Ejercicio 2.- </text:span><text:span text:style-name="T3">Haz que la columna Equipo se</text:span><text:span text:style-name="T4">a</text:span><text:span text:style-name="T3"> FK referenciando al ID de la tabla equipo.</text:span></text:p>
      <text:p text:style-name="Standard" loext:marker-style-name="T1"><text:span text:style-name="T1">Ejercicio 3.- </text:span><text:span text:style-name="T3">Añade 5 filas de contenido a cada una de las tablas creadas.</text:span></text:p>
      <text:p text:style-name="P3">insert into EQUIPO VALUES <text:line-break/>('1', 'BARCELONA', '24', 'Unicolor'),<text:line-break/>('2', 'Madrid', '27', 'Multicolor'),<text:line-break/>('3', 'Real socie', '24', 'Multicolor');<text:line-break/> <text:s text:c="3"/><text:line-break/>insert into JUGADOR VALUES<text:line-break/>(101, 'MESSI', 1.42, '2000-12-12', '12:00:00', '1'),<text:line-break/>('102', 'CRISTIANO', '1.32', '2001-01-01', '12:00:00', '1'),<text:line-break/>('103', 'NEYMAR', '2.32', '2010-10-10', '12:00:00', '3');</text:p>
      <text:p text:style-name="Standard" loext:marker-style-name="T1"><text:span text:style-name="T1">Ejercicio 4.- </text:span><text:span text:style-name="T3">Añade una nueva columna (no nula) “Numero” de tipo numérico en la tabla JUGADOR que por defecto contenga el valor 1.</text:span></text:p>
      <text:p text:style-name="Standard" loext:marker-style-name="T1"><text:span text:style-name="T1">Ejercicio 5.- </text:span><text:span text:style-name="T3">Modifica </text:span><text:span text:style-name="T6">la tabla JUGADOR para que el contenido del jugador con nombre Messi tenga el número 10.</text:span></text:p>
      <text:p text:style-name="Standard" loext:marker-style-name="T1"><text:span text:style-name="T1">Ejercicio 6.- </text:span><text:span text:style-name="T3">Elimina las filas </text:span><text:span text:style-name="T6">de la tabla EQUIPO con edad media superior a 26</text:span><text:span text:style-name="T3">.</text:span></text:p>
      <text:p text:style-name="Standard" loext:marker-style-name="T1"><text:span text:style-name="T1">Ejercicio 7.- </text:span><text:span text:style-name="T3">Elimina la columna Hora_nac de la tabla JUGADOR.</text:span></text:p>
      <text:p text:style-name="Standard" loext:marker-style-name="T1"><text:span text:style-name="T1">Ejercicio 8.- </text:span><text:span text:style-name="T3">Elimina una fila de contenido de </text:span><text:span text:style-name="T6">la tabla JUGADOR</text:span><text:span text:style-name="T3"> de nombre Messi.</text:span></text:p>
      <text:p text:style-name="Standard" loext:marker-style-name="T1"><text:span text:style-name="T1">Ejercicio 9.- </text:span><text:span text:style-name="T3">Elimina la tabla JUGADOR.</text:span></text:p>
      <text:p text:style-name="Standard" loext:marker-style-name="T1"><text:span text:style-name="T1">Ejercicio 10.- </text:span><text:span text:style-name="T3">Elimina la base de datos LA_LIG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29T18:07:00</meta:creation-date>
    <meta:initial-creator>Profesor</meta:initial-creator>
    <dc:language>es-ES</dc:language>
    <dc:date>2025-01-13T13:57:00.385000000</dc:date>
    <meta:editing-cycles>7</meta:editing-cycles>
    <meta:editing-duration>PT45M32S</meta:editing-duration>
    <meta:generator>LibreOffice/7.6.5.2$Windows_X86_64 LibreOffice_project/38d5f62f85355c192ef5f1dd47c5c0c0c6d6598b</meta:generator>
    <meta:document-statistic meta:table-count="0" meta:image-count="0" meta:object-count="0" meta:page-count="1" meta:paragraph-count="14" meta:word-count="233" meta:character-count="1612" meta:non-whitespace-character-count="1328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